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3.394cm" style:rel-column-width="1924*"/>
    </style:style>
    <style:style style:name="Таблица1.B" style:family="table-column">
      <style:table-column-properties style:column-width="13.607cm" style:rel-column-width="7714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B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d3d09" officeooo:paragraph-rsid="000d3d09"/>
    </style:style>
    <style:style style:name="P2" style:family="paragraph" style:parent-style-name="Table_20_Contents">
      <style:text-properties officeooo:rsid="000d3d09" officeooo:paragraph-rsid="00165307"/>
    </style:style>
    <style:style style:name="P3" style:family="paragraph" style:parent-style-name="Table_20_Contents">
      <style:text-properties officeooo:rsid="000d3d09" officeooo:paragraph-rsid="001ae1d6"/>
    </style:style>
    <style:style style:name="P4" style:family="paragraph" style:parent-style-name="Table_20_Contents">
      <style:text-properties fo:color="#000000"/>
    </style:style>
    <style:style style:name="P5" style:family="paragraph" style:parent-style-name="Table_20_Contents">
      <style:text-properties fo:color="#000000" officeooo:rsid="000d3d09" officeooo:paragraph-rsid="000d3d09"/>
    </style:style>
    <style:style style:name="P6" style:family="paragraph" style:parent-style-name="Table_20_Contents">
      <style:text-properties fo:color="#000000" officeooo:paragraph-rsid="000d3d09"/>
    </style:style>
    <style:style style:name="P7" style:family="paragraph" style:parent-style-name="Table_20_Contents">
      <style:text-properties fo:color="#000000" officeooo:rsid="000e3ee5" officeooo:paragraph-rsid="000e3ee5"/>
    </style:style>
    <style:style style:name="P8" style:family="paragraph" style:parent-style-name="Table_20_Contents">
      <style:text-properties fo:color="#000000" officeooo:rsid="001f30d7" officeooo:paragraph-rsid="001f30d7"/>
    </style:style>
    <style:style style:name="P9" style:family="paragraph" style:parent-style-name="Table_20_Contents">
      <style:text-properties fo:color="#000000" officeooo:rsid="001fe0a1" officeooo:paragraph-rsid="001fe0a1"/>
    </style:style>
    <style:style style:name="P10" style:family="paragraph" style:parent-style-name="Table_20_Contents">
      <style:text-properties officeooo:rsid="0012d68b" officeooo:paragraph-rsid="0012d68b"/>
    </style:style>
    <style:style style:name="P11" style:family="paragraph" style:parent-style-name="Table_20_Contents">
      <style:text-properties officeooo:rsid="0012d68b" officeooo:paragraph-rsid="001ae1d6"/>
    </style:style>
    <style:style style:name="P12" style:family="paragraph" style:parent-style-name="Table_20_Contents">
      <style:text-properties officeooo:rsid="00154200" officeooo:paragraph-rsid="001f30d7"/>
    </style:style>
    <style:style style:name="P13" style:family="paragraph" style:parent-style-name="Table_20_Contents">
      <style:text-properties officeooo:rsid="00165307" officeooo:paragraph-rsid="001ae1d6"/>
    </style:style>
    <style:style style:name="P14" style:family="paragraph" style:parent-style-name="Table_20_Contents">
      <style:text-properties officeooo:rsid="00165307" officeooo:paragraph-rsid="001c9c5d"/>
    </style:style>
    <style:style style:name="P15" style:family="paragraph" style:parent-style-name="Table_20_Contents">
      <style:text-properties officeooo:rsid="001ae1d6" officeooo:paragraph-rsid="001ae1d6"/>
    </style:style>
    <style:style style:name="P16" style:family="paragraph" style:parent-style-name="Table_20_Contents">
      <style:text-properties officeooo:rsid="001f30d7" officeooo:paragraph-rsid="001f30d7"/>
    </style:style>
    <style:style style:name="P17" style:family="paragraph" style:parent-style-name="Table_20_Contents">
      <style:text-properties officeooo:rsid="00215e33" officeooo:paragraph-rsid="00215e33"/>
    </style:style>
    <style:style style:name="P18" style:family="paragraph" style:parent-style-name="Table_20_Contents">
      <style:text-properties officeooo:paragraph-rsid="00215e33"/>
    </style:style>
    <style:style style:name="T1" style:family="text">
      <style:text-properties style:font-name="DejaVu Sans Mono"/>
    </style:style>
    <style:style style:name="T2" style:family="text">
      <style:text-properties style:font-name="DejaVu Sans Mono" officeooo:rsid="000d3d09"/>
    </style:style>
    <style:style style:name="T3" style:family="text">
      <style:text-properties style:font-name="DejaVu Sans Mono" officeooo:rsid="000e97bd"/>
    </style:style>
    <style:style style:name="T4" style:family="text">
      <style:text-properties officeooo:rsid="0012d68b"/>
    </style:style>
    <style:style style:name="T5" style:family="text">
      <style:text-properties officeooo:rsid="00165307"/>
    </style:style>
    <style:style style:name="T6" style:family="text">
      <style:text-properties officeooo:rsid="001829c8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1f30d7" style:font-weight-asian="bold" style:font-weight-complex="bold"/>
    </style:style>
    <style:style style:name="T9" style:family="text">
      <style:text-properties officeooo:rsid="001ae1d6"/>
    </style:style>
    <style:style style:name="T10" style:family="text">
      <style:text-properties officeooo:rsid="001c9c5d"/>
    </style:style>
    <style:style style:name="T11" style:family="text">
      <style:text-properties officeooo:rsid="001fe0a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">файлы</text:p>
          </table:table-cell>
          <table:table-cell table:style-name="Таблица1.B1" office:value-type="string">
            <text:p text:style-name="P2">Вопросы <text:span text:style-name="T5">(Проблемы при адаптивной верстке)</text:span></text:p>
          </table:table-cell>
        </table:table-row>
        <table:table-row>
          <table:table-cell table:style-name="Таблица1.A2" office:value-type="string">
            <text:p text:style-name="P13"><text:span text:style-name="T9">p</text:span>age1.<text:span text:style-name="T9">css</text:span> page2.<text:span text:style-name="T9">css</text:span> page3.<text:span text:style-name="T9">css</text:span></text:p>
          </table:table-cell>
          <table:table-cell table:style-name="Таблица1.B2" office:value-type="string">
            <text:p text:style-name="P14">Как <text:span text:style-name="T10">c</text:span>делать верхнее меню в виде кнопки</text:p>
            <text:p text:style-name="P14"><text:span text:style-name="T10">К</text:span>ак лучше сделать меню <text:span text:style-name="T6">при маленьком разрешении экрана</text:span></text:p>
          </table:table-cell>
        </table:table-row>
        <table:table-row>
          <table:table-cell table:style-name="Таблица1.A2" office:value-type="string">
            <text:p text:style-name="P3">page<text:span text:style-name="T4">2.css</text:span></text:p>
          </table:table-cell>
          <table:table-cell table:style-name="Таблица1.B2" office:value-type="string">
            <text:p text:style-name="P4"><text:s/><text:span text:style-name="T1">@media screen and (min-width: 961px)</text:span></text:p>
            <text:p text:style-name="P4"><text:span text:style-name="T1">and (max-width: 1200px</text:span><text:span text:style-name="T2">)</text:span></text:p>
            <text:p text:style-name="P5"><text:span text:style-name="T1">как растянуть во весь экран верхнее меню и меню с контактами заказа?</text:span></text:p>
            <text:p text:style-name="P5"><text:span text:style-name="T1"/></text:p>
            <text:p text:style-name="P5"><text:span text:style-name="T1"/></text:p>
          </table:table-cell>
        </table:table-row>
        <table:table-row>
          <table:table-cell table:style-name="Таблица1.A2" office:value-type="string">
            <text:p text:style-name="P3">page1<text:span text:style-name="T5">.css</text:span></text:p>
          </table:table-cell>
          <table:table-cell table:style-name="Таблица1.B2" office:value-type="string">
            <text:p text:style-name="P6"><text:s/><text:span text:style-name="T1">@media screen and (</text:span><text:span text:style-name="T2">max</text:span><text:span text:style-name="T1">-width: </text:span><text:span text:style-name="T2">480</text:span><text:span text:style-name="T1">px)</text:span></text:p>
            <text:p text:style-name="P7"><text:span text:style-name="T2">н</text:span><text:span text:style-name="T1">е получается адаптировать и убрать горизонтальный </text:span><text:span text:style-name="T3">scroll</text:span></text:p>
          </table:table-cell>
        </table:table-row>
        <table:table-row>
          <table:table-cell table:style-name="Таблица1.A2" office:value-type="string">
            <text:p text:style-name="P11">page1_modal<text:span text:style-name="T5">.css</text:span></text:p>
            <text:p text:style-name="P15"><text:span text:style-name="T4">page3.</text:span>css</text:p>
          </table:table-cell>
          <table:table-cell table:style-name="Таблица1.B2" office:value-type="string">
            <text:p text:style-name="P10">Указал в модальное окно </text:p>
            <text:p text:style-name="P10">@media screen and (min-width:481px)</text:p>
            <text:p text:style-name="P10">and (max-width: 798px) {</text:p>
            <text:p text:style-name="P10"><text:s text:c="4"/><text:span text:style-name="T7">.popup</text:span> {</text:p>
            <text:p text:style-name="P10"><text:s text:c="8"/>top: -4999px;</text:p>
            <text:p text:style-name="P10"><text:s text:c="4"/>}</text:p>
            <text:p text:style-name="P10">}</text:p>
            <text:p text:style-name="P10"/>
            <text:p text:style-name="P15">пришлось указать медиа--запрос в отдельном файле page1 modal, хотя все остальные медиа—запросы указаны в файле page3.css</text:p>
            <text:p text:style-name="P10"/>
            <text:p text:style-name="P10"/>
            <text:p text:style-name="P12"><text:span text:style-name="T7">Вопрос:</text:span></text:p>
            <text:p text:style-name="P12"><text:span text:style-name="T8">1)</text:span> можно ли указать это не в отдельный файл с модальным окном, а в page3</text:p>
            <text:p text:style-name="P10">хочу указать это в <text:s/>page3 (т.к там все остальные медиа – запросы для page3)</text:p>
            <text:p text:style-name="P16">2) как правильно адаптировать модальное окно в медиазапросе </text:p>
            <text:p text:style-name="P8"><text:span text:style-name="T1">@media screen and (</text:span><text:span text:style-name="T2">max</text:span><text:span text:style-name="T1">-width: </text:span><text:span text:style-name="T2">480</text:span><text:span text:style-name="T1">px)</text:span></text:p>
            <text:p text:style-name="P8"><text:span text:style-name="T1"/></text:p>
            <text:p text:style-name="P9"><text:span text:style-name="T1">в этом медиазапросе оно выглядит некорректно</text:span></text:p>
          </table:table-cell>
        </table:table-row>
        <table:table-row>
          <table:table-cell table:style-name="Таблица1.A2" office:value-type="string">
            <text:p text:style-name="P17">page3.css</text:p>
          </table:table-cell>
          <table:table-cell table:style-name="Таблица1.B2" office:value-type="string">
            <text:p text:style-name="P18">.recipe2</text:p>
            <text:p text:style-name="P17">не получается выставить значения padding-left для page3.css</text:p>
          </table:table-cell>
        </table:table-row>
        <table:table-row>
          <table:table-cell table:style-name="Таблица1.A2" office:value-type="string">
            <text:p text:style-name="Table_20_Contents"/>
          </table:table-cell>
          <table:table-cell table:style-name="Таблица1.B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Table_20_Contents"/>
          </table:table-cell>
          <table:table-cell table:style-name="Таблица1.B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Table_20_Contents"/>
          </table:table-cell>
          <table:table-cell table:style-name="Таблица1.B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Table_20_Contents"/>
          </table:table-cell>
          <table:table-cell table:style-name="Таблица1.B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Table_20_Contents"/>
          </table:table-cell>
          <table:table-cell table:style-name="Таблица1.B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5T22:02:25.802122686</meta:creation-date>
    <meta:generator>LibreOffice/6.0.7.3$Linux_X86_64 LibreOffice_project/00m0$Build-3</meta:generator>
    <dc:date>2019-03-26T00:13:27.901144436</dc:date>
    <meta:editing-duration>PT2H11M1S</meta:editing-duration>
    <meta:editing-cycles>14</meta:editing-cycles>
    <meta:document-statistic meta:table-count="1" meta:image-count="0" meta:object-count="0" meta:page-count="1" meta:paragraph-count="31" meta:word-count="153" meta:character-count="1043" meta:non-whitespace-character-count="901"/>
  </office:meta>
</office:document-meta>
</file>